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ae6c4" officeooo:paragraph-rsid="000ae6c4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e6c4" officeooo:paragraph-rsid="000ae6c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b34e" officeooo:paragraph-rsid="000bb34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d0470" officeooo:paragraph-rsid="000d047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dff4f" officeooo:paragraph-rsid="000dff4f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 Oriented Programming in python </text:p>
      <text:p text:style-name="P2"/>
      <text:p text:style-name="P2">In python every datatype is an object that has been instanciated by some class. </text:p>
      <text:p text:style-name="P2"/>
      <text:p text:style-name="P2">So Calsses are basically used to create our own datatypes, which can be reused in future. </text:p>
      <text:p text:style-name="P2"/>
      <text:p text:style-name="P2">There are two parts in class creation, </text:p>
      <text:p text:style-name="P2">1. class declaration</text:p>
      <text:p text:style-name="P2">2. instanciation of class (intialise some objects of this class)</text:p>
      <text:p text:style-name="P2"/>
      <text:p text:style-name="P3">Methods: Functions declared inside the classes that can be accessed from the class instances created. </text:p>
      <text:p text:style-name="P3"/>
      <text:p text:style-name="P4">Python passes the object itself as a first argument for any method thats declared, so that you can use all the variables inside the calss as its own(i.e. method can own all the objects inside the class)</text:p>
      <text:p text:style-name="P4"/>
      <text:p text:style-name="P5">methods should always recieve 1 parameter atleast, that should be self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2:03:49.452873785</meta:creation-date>
    <dc:date>2021-11-22T12:58:12.143086798</dc:date>
    <meta:editing-duration>PT44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18" meta:character-count="707" meta:non-whitespace-character-count="592"/>
  </office:meta>
</office:document-meta>
</file>